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ysicianSearchForm.getSearchCriter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Form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SearchForm.setSearchCriteria( Physician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on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earchPhysicians( Physician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MessageForm.getPhysici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essageForm.setPhysician( Physician physici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returnToPrevious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onDestroy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ler.sortByG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etResults( DataModel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physicianSear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displayPhysiciansWithDetail( PhysicianSearch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MessageForm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displayPhysiciansAbbreviated( PhysicianSearch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sortBy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physicianDetailJSF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submitMailMessage( MailMessage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physician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